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2c4df" officeooo:paragraph-rsid="0002c4df"/>
    </style:style>
    <style:style style:name="P2" style:family="paragraph" style:parent-style-name="Standard">
      <style:text-properties officeooo:rsid="0004c4b4" officeooo:paragraph-rsid="0004c4b4"/>
    </style:style>
    <style:style style:name="P3" style:family="paragraph" style:parent-style-name="Standard">
      <style:text-properties officeooo:rsid="0004c4b4" officeooo:paragraph-rsid="000540f7"/>
    </style:style>
    <style:style style:name="P4" style:family="paragraph" style:parent-style-name="Standard">
      <style:text-properties officeooo:rsid="000540f7" officeooo:paragraph-rsid="000540f7"/>
    </style:style>
    <style:style style:name="P5" style:family="paragraph" style:parent-style-name="Standard">
      <style:text-properties officeooo:rsid="000540f7" officeooo:paragraph-rsid="00073a50"/>
    </style:style>
    <style:style style:name="P6" style:family="paragraph" style:parent-style-name="Standard">
      <style:text-properties officeooo:paragraph-rsid="00073a50"/>
    </style:style>
    <style:style style:name="P7" style:family="paragraph" style:parent-style-name="Standard">
      <style:text-properties officeooo:rsid="000540f7" officeooo:paragraph-rsid="000540f7"/>
    </style:style>
    <style:style style:name="P8" style:family="paragraph" style:parent-style-name="Standard">
      <style:text-properties officeooo:paragraph-rsid="00082407"/>
    </style:style>
    <style:style style:name="T1" style:family="text">
      <style:text-properties style:font-name="Liberation Mono" fo:font-weight="bold" style:font-weight-asian="bold" style:font-weight-complex="bold"/>
    </style:style>
    <style:style style:name="T2" style:family="text">
      <style:text-properties style:font-name="Liberation Mono" fo:font-weight="bold" officeooo:rsid="00073a50" style:font-weight-asian="bold" style:font-weight-complex="bold"/>
    </style:style>
    <style:style style:name="T3" style:family="text">
      <style:text-properties officeooo:rsid="0004c4b4"/>
    </style:style>
    <style:style style:name="T4" style:family="text">
      <style:text-properties officeooo:rsid="000540f7"/>
    </style:style>
    <style:style style:name="T5" style:family="text">
      <style:text-properties officeooo:rsid="00073a50"/>
    </style:style>
    <style:style style:name="T6" style:family="text">
      <style:text-properties officeooo:rsid="00082407"/>
    </style:style>
    <style:style style:name="T7" style:family="text">
      <style:text-properties officeooo:rsid="000ae3e1"/>
    </style:style>
    <style:style style:name="T8" style:family="text">
      <style:text-properties officeooo:rsid="000af8d4"/>
    </style:style>
    <style:style style:name="T9" style:family="text">
      <style:text-properties style:font-name="Liberation Sans" officeooo:rsid="000540f7"/>
    </style:style>
    <style:style style:name="T10" style:family="text">
      <style:text-properties style:font-name="Liberation Mono" officeooo:rsid="000540f7"/>
    </style:style>
    <style:style style:name="T11" style:family="text">
      <style:text-properties style:font-name="Liberation Mono" fo:font-weight="bold" style:font-weight-asian="bold" style:font-weight-complex="bold"/>
    </style:style>
    <style:style style:name="T12" style:family="text">
      <style:text-properties style:font-name="Liberation Mono" fo:font-weight="bold" officeooo:rsid="000540f7" style:font-weight-asian="bold" style:font-weight-complex="bold"/>
    </style:style>
    <style:style style:name="T13" style:family="text">
      <style:text-properties officeooo:rsid="000c201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text:span text:style-name="T7">rivate</text:span> and Population-<text:span text:style-name="T7">Level</text:span> Parameters for Hybridization Simulations</text:p>
      <text:p text:style-name="P1"/>
      <text:p text:style-name="P1">All Populations used in the simulations <text:span text:style-name="T7">usually </text:span>have <text:span text:style-name="T7">these </text:span>parameters:</text:p>
      <text:p text:style-name="P1"/>
      <text:p text:style-name="P1"><text:span text:style-name="T1">BirthDeath</text:span>: b0, d0, theta</text:p>
      <text:p text:style-name="P1"><text:span text:style-name="T1">Fertility</text:span>: min age, max age, interbirth</text:p>
      <text:p text:style-name="P1"><text:span text:style-name="T1">OldAge</text:span>: max age</text:p>
      <text:p text:style-name="P1"><text:span text:style-name="T1">WeightedMove</text:span>: move probability</text:p>
      <text:p text:style-name="P1"><text:span text:style-name="T1">NPPCapacity</text:span>: <text:span text:style-name="T3">NPP-&gt;CC </text:span>ramp function, water bonus, coastal bonus</text:p>
      <text:p text:style-name="P1"/>
      <text:p text:style-name="P2">Generally, all these parameters are population-<text:span text:style-name="T4">level parameters; for the Hybridization-Simulations some of them are individual parameters. For these simulations every agent has its hybridization value, and there is a population-level parameter </text:span><text:span text:style-name="T12">HybMinProb</text:span><text:span text:style-name="T4"> needed to calculate a correction factor for the birth-probability from the parents' hybridizations. </text:span></text:p>
      <text:p text:style-name="P3"/>
      <text:p text:style-name="P4">Currently there are <text:span text:style-name="T13">implementations for </text:span>3 different models for the Hybridization simulations.</text:p>
      <text:p text:style-name="P4"/>
      <text:h text:style-name="Heading_20_3" text:outline-level="3">“BirthProb Only”</text:h>
      <text:p text:style-name="P5"><text:span text:style-name="T6">A</text:span>ll parameters are population-level. The birth-probability is calculated as usual (with the population-level parameters). Then the correction factor is calculated from the parents' hybridizations (<text:span text:style-name="T7">using a </text:span>saddle surface <text:span text:style-name="T8">defined by <text:s/></text:span><text:span text:style-name="T1">HybMinProb</text:span>) and is multiplied to the birth probability, which <text:span text:style-name="T7">is </text:span>then used to determine whether a birth takes place or not. <text:span text:style-name="T8">The offspring’s hybridization is currently calculated as the average of the parents’ hybridization values, but could be changed to recombination dependent calculation. </text:span></text:p>
      <text:p text:style-name="P4"/>
      <text:h text:style-name="Heading_20_3" text:outline-level="3">“Partially Private”</text:h>
      <text:p text:style-name="P5"><text:span text:style-name="T6">T</text:span>he parameters for <text:span text:style-name="T1">BirthDeath</text:span>, <text:span text:style-name="T1">Fertility</text:span>, <text:span text:style-name="T1">OldAge</text:span> and <text:span text:style-name="T1">WeightedMove</text:span> are private, i.e. each agent has a complete set of these values which are used for the various computations. Here, too, the birth-probability is corrected as above. In the current form, the child inherits <text:span text:style-name="T13">a </text:span>weighted average (based on its' hybridzation) of the parents' parameters, but this can easily be chan<text:span text:style-name="T6">g</text:span>ed (e.g. inherit everything from the father, <text:span text:style-name="T6">or pick each parameter value either from the father or the mother etc</text:span>).</text:p>
      <text:p text:style-name="P4"/>
      <text:h text:style-name="Heading_20_3" text:outline-level="3">“<text:span text:style-name="T5">NPP-mix”</text:span></text:h>
      <text:p text:style-name="P6"><text:span text:style-name="T6">The same parameters as above are private, but the ones for </text:span><text:span text:style-name="T2">NPPCapacity</text:span><text:span text:style-name="T5"> are handled differently. There is a set of NPP parameters describing “pure” sapiens and one set describing ”pure” neanderthals. To determine the carrying capacity, the calculation is done once with the sapiens parameters and once with the neanderthal parameters. The actualy carrying capacity the child sees is the weighted average of the two values. The handling of the private parameters can be easily modified here as well.</text:span></text:p>
      <text:p text:style-name="P4"/>
      <text:p text:style-name="P8"><text:span text:style-name="T6">I think for a system as discussed via skype we could use the “NPP-mix” implementation, where the private parameters are inherited from one parent (instead of mixing them).</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6T18:25:04.858998902</meta:creation-date>
    <dc:date>2020-05-09T08:14:49.603000000</dc:date>
    <meta:editing-duration>PT1H30M57S</meta:editing-duration>
    <meta:editing-cycles>5</meta:editing-cycles>
    <meta:generator>LibreOffice/6.3.4.2.0$Linux_X86_64 LibreOffice_project/30$Build-2</meta:generator>
    <meta:document-statistic meta:table-count="0" meta:image-count="0" meta:object-count="0" meta:page-count="1" meta:paragraph-count="16" meta:word-count="361" meta:character-count="2485" meta:non-whitespace-character-count="2137"/>
  </office:meta>
</office:document-meta>
</file>